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904ff" style:font-weight-asian="bold" style:font-weight-complex="bold"/>
    </style:style>
    <style:style style:name="P2" style:family="paragraph" style:parent-style-name="Standard">
      <loext:graphic-properties draw:fill="solid" draw:fill-color="#1e1e1e"/>
      <style:paragraph-properties fo:margin-top="0in" fo:margin-bottom="0in" style:contextual-spacing="false" style:line-height-at-least="0.198in" fo:background-color="#1e1e1e"/>
      <style:text-properties fo:color="#d4d4d4" loext:opacity="100%" style:font-name="Consolas" fo:font-size="10.5pt" officeooo:paragraph-rsid="001904ff" style:font-name-asian="Times New Roman" style:font-size-asian="10.5pt" style:language-asian="en" style:country-asian="GB" style:font-name-complex="Times New Roman" style:font-size-complex="10.5pt"/>
    </style:style>
    <style:style style:name="P3" style:family="paragraph" style:parent-style-name="Standard">
      <style:text-properties fo:font-size="14pt" fo:font-weight="bold" officeooo:paragraph-rsid="001904ff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6pt" fo:font-weight="bold" officeooo:paragraph-rsid="001904ff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paragraph-rsid="001904ff"/>
    </style:style>
    <style:style style:name="P6" style:family="paragraph" style:parent-style-name="Standard">
      <style:text-properties officeooo:paragraph-rsid="001904ff"/>
    </style:style>
    <style:style style:name="P7" style:family="paragraph" style:parent-style-name="Standard">
      <loext:graphic-properties draw:fill="solid" draw:fill-color="#1e1e1e"/>
      <style:paragraph-properties fo:margin-top="0in" fo:margin-bottom="0in" style:contextual-spacing="false" style:line-height-at-least="0.198in" fo:background-color="#1e1e1e"/>
      <style:text-properties officeooo:paragraph-rsid="001904ff"/>
    </style:style>
    <style:style style:name="P8" style:family="paragraph" style:parent-style-name="Standard">
      <loext:graphic-properties draw:fill="solid" draw:fill-color="#1e1e1e"/>
      <style:paragraph-properties fo:margin-top="0in" fo:margin-bottom="0in" style:contextual-spacing="false" style:line-height-at-least="0.198in" fo:background-color="#1e1e1e"/>
      <style:text-properties officeooo:paragraph-rsid="001a6ada"/>
    </style:style>
    <style:style style:name="P9" style:family="paragraph" style:parent-style-name="Standard">
      <style:paragraph-properties fo:text-align="center" style:justify-single-word="false"/>
      <style:text-properties officeooo:paragraph-rsid="001904ff"/>
    </style:style>
    <style:style style:name="P10" style:family="paragraph" style:parent-style-name="Standard">
      <style:paragraph-properties fo:margin-left="0in" fo:margin-right="0in" fo:text-indent="0.5in" style:auto-text-indent="false"/>
      <style:text-properties fo:font-size="24pt" fo:font-weight="bold" officeooo:paragraph-rsid="001a6ada" style:font-size-asian="24pt" style:font-weight-asian="bold" style:font-size-complex="24pt" style:font-weight-complex="bold"/>
    </style:style>
    <style:style style:name="P11" style:family="paragraph" style:parent-style-name="Standard">
      <loext:graphic-properties draw:fill="solid" draw:fill-color="#1e1e1e"/>
      <style:paragraph-properties fo:margin-top="0in" fo:margin-bottom="0in" style:contextual-spacing="false" style:line-height-at-least="0.198in" fo:background-color="#1e1e1e"/>
      <style:text-properties fo:color="#d4d4d4" loext:opacity="100%" style:font-name="Consolas" fo:font-size="10.5pt" officeooo:paragraph-rsid="001a6ada" style:font-name-asian="Times New Roman" style:font-size-asian="10.5pt" style:language-asian="en" style:country-asian="GB" style:font-name-complex="Times New Roman" style:font-size-complex="10.5pt"/>
    </style:style>
    <style:style style:name="P12" style:family="paragraph" style:parent-style-name="Standard">
      <style:paragraph-properties fo:margin-left="0in" fo:margin-right="0in" fo:text-indent="0.5in" style:auto-text-indent="false"/>
      <style:text-properties fo:font-size="20pt" fo:font-weight="bold" officeooo:paragraph-rsid="001a6ada" style:font-size-asian="20pt" style:font-weight-asian="bold" style:font-size-complex="20pt" style:font-weight-complex="bold"/>
    </style:style>
    <style:style style:name="P13" style:family="paragraph" style:parent-style-name="Standard">
      <style:paragraph-properties>
        <style:tab-stops>
          <style:tab-stop style:position="0.6252in"/>
        </style:tab-stops>
      </style:paragraph-properties>
      <style:text-properties officeooo:paragraph-rsid="001a6ada"/>
    </style:style>
    <style:style style:name="P14" style:family="paragraph" style:parent-style-name="Standard">
      <style:paragraph-properties>
        <style:tab-stops>
          <style:tab-stop style:position="0.6252in"/>
        </style:tab-stops>
      </style:paragraph-properties>
      <style:text-properties fo:font-size="14pt" fo:font-weight="bold" officeooo:paragraph-rsid="001a6ada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in" fo:margin-right="0in" fo:text-indent="0.5in" style:auto-text-indent="false"/>
      <style:text-properties fo:font-size="18pt" fo:font-weight="bold" officeooo:paragraph-rsid="001a6ada" style:font-size-asian="18pt" style:font-weight-asian="bold" style:font-size-complex="18pt" style:font-weight-complex="bold"/>
    </style:style>
    <style:style style:name="P16" style:family="paragraph" style:parent-style-name="Standard">
      <style:paragraph-properties fo:margin-left="0in" fo:margin-right="0in" fo:text-indent="0.5in" style:auto-text-indent="false"/>
      <style:text-properties officeooo:paragraph-rsid="001a6ada"/>
    </style:style>
    <style:style style:name="T1" style:family="text">
      <style:text-properties fo:color="#9cdcfe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2" style:family="text">
      <style:text-properties fo:color="#9cdcfe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3" style:family="text">
      <style:text-properties fo:color="#9cdcfe" loext:opacity="100%" style:font-name="Consolas" fo:font-size="10.5pt" fo:font-weight="bold" style:font-name-asian="Times New Roman" style:font-size-asian="10.5pt" style:language-asian="en" style:country-asian="GB" style:font-weight-asian="bold" style:font-name-complex="Times New Roman" style:font-size-complex="10.5pt" style:font-weight-complex="bold"/>
    </style:style>
    <style:style style:name="T4" style:family="text">
      <style:text-properties fo:color="#9cdcfe" loext:opacity="100%" style:font-name="Consolas" fo:font-size="12pt" style:font-name-asian="Times New Roman" style:font-size-asian="12pt" style:language-asian="en" style:country-asian="GB" style:font-name-complex="Times New Roman" style:font-size-complex="12pt"/>
    </style:style>
    <style:style style:name="T5" style:family="text">
      <style:text-properties fo:color="#d4d4d4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6" style:family="text">
      <style:text-properties fo:color="#d4d4d4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7" style:family="text">
      <style:text-properties fo:color="#d4d4d4" loext:opacity="100%" style:font-name="Consolas" fo:font-size="10.5pt" fo:font-weight="bold" style:font-name-asian="Times New Roman" style:font-size-asian="10.5pt" style:language-asian="en" style:country-asian="GB" style:font-weight-asian="bold" style:font-name-complex="Times New Roman" style:font-size-complex="10.5pt" style:font-weight-complex="bold"/>
    </style:style>
    <style:style style:name="T8" style:family="text">
      <style:text-properties fo:color="#d4d4d4" loext:opacity="100%" style:font-name="Consolas" fo:font-size="12pt" style:font-name-asian="Times New Roman" style:font-size-asian="12pt" style:language-asian="en" style:country-asian="GB" style:font-name-complex="Times New Roman" style:font-size-complex="12pt"/>
    </style:style>
    <style:style style:name="T9" style:family="text">
      <style:text-properties fo:color="#dcdcaa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10" style:family="text">
      <style:text-properties fo:color="#dcdcaa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11" style:family="text">
      <style:text-properties fo:color="#dcdcaa" loext:opacity="100%" style:font-name="Consolas" fo:font-size="10.5pt" fo:font-weight="bold" style:font-name-asian="Times New Roman" style:font-size-asian="10.5pt" style:language-asian="en" style:country-asian="GB" style:font-weight-asian="bold" style:font-name-complex="Times New Roman" style:font-size-complex="10.5pt" style:font-weight-complex="bold"/>
    </style:style>
    <style:style style:name="T12" style:family="text">
      <style:text-properties fo:color="#dcdcaa" loext:opacity="100%" style:font-name="Consolas" fo:font-size="12pt" style:font-name-asian="Times New Roman" style:font-size-asian="12pt" style:language-asian="en" style:country-asian="GB" style:font-name-complex="Times New Roman" style:font-size-complex="12pt"/>
    </style:style>
    <style:style style:name="T13" style:family="text">
      <style:text-properties fo:color="#ce9178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14" style:family="text">
      <style:text-properties fo:color="#ce9178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15" style:family="text">
      <style:text-properties fo:color="#b5cea8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16" style:family="text">
      <style:text-properties fo:color="#b5cea8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17" style:family="text">
      <style:text-properties fo:color="#6a9955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18" style:family="text">
      <style:text-properties fo:color="#6a9955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19" style:family="text">
      <style:text-properties fo:color="#6a9955" loext:opacity="100%" style:font-name="Consolas" fo:font-size="12pt" style:font-name-asian="Times New Roman" style:font-size-asian="12pt" style:language-asian="en" style:country-asian="GB" style:font-name-complex="Times New Roman" style:font-size-complex="12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569cd6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22" style:family="text">
      <style:text-properties fo:color="#569cd6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23" style:family="text">
      <style:text-properties fo:color="#569cd6" loext:opacity="100%" style:font-name="Consolas" fo:font-size="12pt" style:font-name-asian="Times New Roman" style:font-size-asian="12pt" style:language-asian="en" style:country-asian="GB" style:font-name-complex="Times New Roman" style:font-size-complex="12pt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fo:color="#c586c0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26" style:family="text">
      <style:text-properties fo:color="#c586c0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27" style:family="text">
      <style:text-properties fo:font-size="16pt" fo:font-weight="bold" style:font-size-asian="16pt" style:font-weight-asian="bold" style:font-size-complex="16pt" style:font-weight-complex="bold"/>
    </style:style>
    <style:style style:name="T28" style:family="text">
      <style:text-properties fo:font-size="22pt" fo:font-weight="bold" style:font-size-asian="22pt" style:font-weight-asian="bold" style:font-size-complex="22pt" style:font-weight-complex="bold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fo:font-size="20pt" fo:font-weight="bold" style:font-size-asian="20pt" style:font-weight-asian="bold" style:font-size-complex="20pt" style:font-weight-complex="bold"/>
    </style:style>
    <style:style style:name="T31" style:family="text">
      <style:text-properties fo:color="#4fc1ff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32" style:family="text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28">Arrays:</text:span><text:span text:style-name="T28"/></text:p>
      <text:p text:style-name="P8"><text:span text:style-name="T17">// Arraays</text:span><text:span text:style-name="T5"/></text:p>
      <text:p text:style-name="P8"><text:span text:style-name="T21">let</text:span><text:span text:style-name="T5"> </text:span><text:span text:style-name="T1">groceries</text:span><text:span text:style-name="T5">= [</text:span><text:span text:style-name="T13">'apple'</text:span><text:span text:style-name="T5"> , </text:span><text:span text:style-name="T13">'banana'</text:span><text:span text:style-name="T5">, </text:span><text:span text:style-name="T13">'pear'</text:span><text:span text:style-name="T5">];</text:span><text:span text:style-name="T5"/></text:p>
      <text:p text:style-name="P8"><text:span text:style-name="T1">console</text:span><text:span text:style-name="T5">.</text:span><text:span text:style-name="T9">log</text:span><text:span text:style-name="T5">(</text:span><text:span text:style-name="T1">groceries</text:span><text:span text:style-name="T5">);</text:span><text:span text:style-name="T5"/></text:p>
      <text:p text:style-name="P8"><text:span text:style-name="T1">console</text:span><text:span text:style-name="T5">.</text:span><text:span text:style-name="T9">log</text:span><text:span text:style-name="T5">(</text:span><text:span text:style-name="T1">groceries</text:span><text:span text:style-name="T5">[</text:span><text:span text:style-name="T15">0</text:span><text:span text:style-name="T5">]);</text:span><text:span text:style-name="T5"/></text:p>
      <text:p text:style-name="P8"><text:span text:style-name="T1">groceries</text:span><text:span text:style-name="T5">.</text:span><text:span text:style-name="T9">push</text:span><text:span text:style-name="T5">(</text:span><text:span text:style-name="T13">'appricot'</text:span><text:span text:style-name="T5">);</text:span><text:span text:style-name="T5"/></text:p>
      <text:p text:style-name="P8"><text:span text:style-name="T1">console</text:span><text:span text:style-name="T5">.</text:span><text:span text:style-name="T9">log</text:span><text:span text:style-name="T5">(</text:span><text:span text:style-name="T1">groceries</text:span><text:span text:style-name="T5">);</text:span><text:span text:style-name="T5"/></text:p>
      <text:p text:style-name="P8"><text:span text:style-name="T1">console</text:span><text:span text:style-name="T5">.</text:span><text:span text:style-name="T9">log</text:span><text:span text:style-name="T5">(</text:span><text:span text:style-name="T1">groceries</text:span><text:span text:style-name="T5">.</text:span><text:span text:style-name="T9">slice</text:span><text:span text:style-name="T5">(</text:span><text:span text:style-name="T15">1</text:span><text:span text:style-name="T5">,</text:span><text:span text:style-name="T15">4</text:span><text:span text:style-name="T5">));</text:span><text:span text:style-name="T5"/></text:p>
      <text:p text:style-name="P8"><text:span text:style-name="T1">console</text:span><text:span text:style-name="T5">.</text:span><text:span text:style-name="T9">log</text:span><text:span text:style-name="T5">(</text:span><text:span text:style-name="T1">groceries</text:span><text:span text:style-name="T5">.</text:span><text:span text:style-name="T9">indexOf</text:span><text:span text:style-name="T5">(</text:span><text:span text:style-name="T13">'banana'</text:span><text:span text:style-name="T5">)); </text:span><text:span text:style-name="T17">//gives us the index of every that elemet which we want to find</text:span><text:span text:style-name="T5"/></text:p>
      <text:p text:style-name="P8"><text:span text:style-name="T1">console</text:span><text:span text:style-name="T5">.</text:span><text:span text:style-name="T9">log</text:span><text:span text:style-name="T5">(</text:span><text:span text:style-name="T1">groceries</text:span><text:span text:style-name="T5">.</text:span><text:span text:style-name="T1">length</text:span><text:span text:style-name="T5">);</text:span><text:span text:style-name="T5"/></text:p>
      <text:p text:style-name="P11"/>
      <text:p text:style-name="P12"/>
      <text:p text:style-name="P13"><text:span text:style-name="T29"><text:tab/></text:span><text:span text:style-name="T28">Objects:</text:span><text:span text:style-name="T28"/></text:p>
      <text:p text:style-name="P8"><text:span text:style-name="T21">const</text:span><text:span text:style-name="T5"> </text:span><text:span text:style-name="T31">person</text:span><text:span text:style-name="T5">=</text:span><text:span text:style-name="T5"/></text:p>
      <text:p text:style-name="P8"><text:span text:style-name="T5">{</text:span><text:span text:style-name="T5"/></text:p>
      <text:p text:style-name="P8"><text:span text:style-name="T5">    </text:span><text:span text:style-name="T1">name:</text:span><text:span text:style-name="T13">'sameer'</text:span><text:span text:style-name="T5">,</text:span><text:span text:style-name="T5"/></text:p>
      <text:p text:style-name="P8"><text:span text:style-name="T1">shirt:</text:span><text:span text:style-name="T5"> </text:span><text:span text:style-name="T13">'black'</text:span><text:span text:style-name="T5"/></text:p>
      <text:p text:style-name="P8"><text:span text:style-name="T5">}</text:span><text:span text:style-name="T5"/></text:p>
      <text:p text:style-name="P8"><text:span text:style-name="T1">console</text:span><text:span text:style-name="T5">.</text:span><text:span text:style-name="T9">log</text:span><text:span text:style-name="T5">(</text:span><text:span text:style-name="T31">person</text:span><text:span text:style-name="T5">.</text:span><text:span text:style-name="T1">name</text:span><text:span text:style-name="T5">);</text:span><text:span text:style-name="T5"/></text:p>
      <text:p text:style-name="P8"><text:span text:style-name="T1">console</text:span><text:span text:style-name="T5">.</text:span><text:span text:style-name="T9">log</text:span><text:span text:style-name="T5">(</text:span><text:span text:style-name="T31">person</text:span><text:span text:style-name="T5">.</text:span><text:span text:style-name="T1">s</text:span><text:span text:style-name="T5"/></text:p>
      <text:p text:style-name="P13"><text:span text:style-name="T30"><text:s/></text:span><text:span text:style-name="T30"/></text:p>
      <text:p text:style-name="P13"><text:span text:style-name="T24">when u haven’t initialized the object, you can call it right away in main </text:span><text:span text:style-name="T24"/></text:p>
      <text:p text:style-name="P8"><text:span text:style-name="T31">person</text:span><text:span text:style-name="T5">.</text:span><text:span text:style-name="T1">phone</text:span><text:span text:style-name="T5">= </text:span><text:span text:style-name="T13">'03181566195'</text:span><text:span text:style-name="T5">;</text:span><text:span text:style-name="T5"/></text:p>
      <text:p text:style-name="P8"><text:span text:style-name="T1">console</text:span><text:span text:style-name="T5">.</text:span><text:span text:style-name="T9">log</text:span><text:span text:style-name="T5">(</text:span><text:span text:style-name="T31">person</text:span><text:span text:style-name="T5">[</text:span><text:span text:style-name="T13">'phone'</text:span><text:span text:style-name="T5">]);</text:span><text:span text:style-name="T5"/></text:p>
      <text:p text:style-name="P14"/>
      <text:p text:style-name="P14"/>
      <text:p text:style-name="P13"><text:span text:style-name="T24">Another object example:</text:span><text:span text:style-name="T24"/></text:p>
      <text:p text:style-name="P8"><text:span text:style-name="T5"> </text:span><text:span text:style-name="T21">let</text:span><text:span text:style-name="T5"> </text:span><text:span text:style-name="T1">person</text:span><text:span text:style-name="T5">= {</text:span><text:span text:style-name="T5"/></text:p>
      <text:p text:style-name="P8"><text:span text:style-name="T5">    </text:span><text:span text:style-name="T1">name:</text:span><text:span text:style-name="T5"> </text:span><text:span text:style-name="T13">'Sameer Ali Butt'</text:span><text:span text:style-name="T5"> ,</text:span><text:span text:style-name="T5"/></text:p>
      <text:p text:style-name="P8"><text:span text:style-name="T5">    </text:span><text:span text:style-name="T1">Age:</text:span><text:span text:style-name="T5"> </text:span><text:span text:style-name="T13">'22'</text:span><text:span text:style-name="T5">,</text:span><text:span text:style-name="T5"/></text:p>
      <text:p text:style-name="P8"><text:span text:style-name="T5">    </text:span><text:span text:style-name="T1">Degree :</text:span><text:span text:style-name="T5"> </text:span><text:span text:style-name="T13">'BSCS'</text:span><text:span text:style-name="T5">,</text:span><text:span text:style-name="T5"/></text:p>
      <text:p text:style-name="P11"/>
      <text:p text:style-name="P8"><text:span text:style-name="T5"> }</text:span><text:span text:style-name="T5"/></text:p>
      <text:p text:style-name="P8"><text:span text:style-name="T5"> </text:span><text:span text:style-name="T1">console</text:span><text:span text:style-name="T5">.</text:span><text:span text:style-name="T9">log</text:span><text:span text:style-name="T5">(</text:span><text:span text:style-name="T1">person</text:span><text:span text:style-name="T5">.</text:span><text:span text:style-name="T1">name</text:span><text:span text:style-name="T5">);</text:span><text:span text:style-name="T5"/></text:p>
      <text:p text:style-name="P8"><text:span text:style-name="T5"> </text:span><text:span text:style-name="T1">console</text:span><text:span text:style-name="T5">.</text:span><text:span text:style-name="T9">log</text:span><text:span text:style-name="T5">(</text:span><text:span text:style-name="T1">person</text:span><text:span text:style-name="T5">.</text:span><text:span text:style-name="T1">Age</text:span><text:span text:style-name="T5">);</text:span><text:span text:style-name="T5"/></text:p>
      <text:p text:style-name="P8"><text:span text:style-name="T5"> </text:span><text:span text:style-name="T1">console</text:span><text:span text:style-name="T5">.</text:span><text:span text:style-name="T9">log</text:span><text:span text:style-name="T5">(</text:span><text:span text:style-name="T1">person</text:span><text:span text:style-name="T5">.</text:span><text:span text:style-name="T1">Degree</text:span><text:span text:style-name="T5">);</text:span><text:span text:style-name="T5"/></text:p>
      <text:p text:style-name="P8"><text:span text:style-name="T5"> </text:span><text:span text:style-name="T1">person</text:span><text:span text:style-name="T5">.</text:span><text:span text:style-name="T1">email_id</text:span><text:span text:style-name="T5"> = </text:span><text:span text:style-name="T13">'sameerofficial929@gmail.com'</text:span><text:span text:style-name="T5">;</text:span><text:span text:style-name="T5"/></text:p>
      <text:p text:style-name="P8"><text:span text:style-name="T5"> </text:span><text:span text:style-name="T1">console</text:span><text:span text:style-name="T5">.</text:span><text:span text:style-name="T9">log</text:span><text:span text:style-name="T5">(</text:span><text:span text:style-name="T1">person</text:span><text:span text:style-name="T5">[</text:span><text:span text:style-name="T13">'email_id'</text:span><text:span text:style-name="T5">]);</text:span><text:span text:style-name="T5"/></text:p>
      <text:p text:style-name="P13"><text:span text:style-name="T24"><text:s/></text:span><text:span text:style-name="T24"/></text:p>
      <text:p text:style-name="P16"><text:span text:style-name="T32">calling objects through functions:</text:span><text:span text:style-name="T32"/></text:p>
      <text:p text:style-name="P8"><text:span text:style-name="T21">const</text:span><text:span text:style-name="T5"> </text:span><text:span text:style-name="T9">introducer</text:span><text:span text:style-name="T5"> = (</text:span><text:span text:style-name="T1">name</text:span><text:span text:style-name="T5">, </text:span><text:span text:style-name="T1">age</text:span><text:span text:style-name="T5">, </text:span><text:span text:style-name="T1">assets</text:span><text:span text:style-name="T5">, </text:span><text:span text:style-name="T1">dept</text:span><text:span text:style-name="T5">) </text:span><text:span text:style-name="T21">=&gt;</text:span><text:span text:style-name="T5"> </text:span><text:span text:style-name="T17">// arrow function with e6</text:span><text:span text:style-name="T5"/></text:p>
      <text:p text:style-name="P8"><text:span text:style-name="T5">{</text:span><text:span text:style-name="T5"/></text:p>
      <text:p text:style-name="P8"><text:span text:style-name="T21">let</text:span><text:span text:style-name="T5"> </text:span><text:span text:style-name="T1">person</text:span><text:span text:style-name="T5"> ={</text:span><text:span text:style-name="T5"/></text:p>
      <text:p text:style-name="P8"><text:span text:style-name="T1">name :name</text:span><text:span text:style-name="T5"> ,</text:span><text:span text:style-name="T5"/></text:p>
      <text:p text:style-name="P8"><text:span text:style-name="T1">age:</text:span><text:span text:style-name="T5"> </text:span><text:span text:style-name="T1">age</text:span><text:span text:style-name="T5">,</text:span><text:span text:style-name="T5"/></text:p>
      <text:p text:style-name="P8"><text:span text:style-name="T1">assets:</text:span><text:span text:style-name="T5"> </text:span><text:span text:style-name="T1">assets</text:span><text:span text:style-name="T5">,</text:span><text:span text:style-name="T5"/></text:p>
      <text:p text:style-name="P8"><text:soft-page-break/><text:span text:style-name="T1">dept:</text:span><text:span text:style-name="T5"> </text:span><text:span text:style-name="T1">dept</text:span><text:span text:style-name="T5"> ,</text:span><text:span text:style-name="T5"/></text:p>
      <text:p text:style-name="P8"><text:span text:style-name="T9">networth</text:span><text:span text:style-name="T1">:</text:span><text:span text:style-name="T5"> </text:span><text:span text:style-name="T21">function</text:span><text:span text:style-name="T5">()</text:span><text:span text:style-name="T5"/></text:p>
      <text:p text:style-name="P8"><text:span text:style-name="T5">{</text:span><text:span text:style-name="T5"/></text:p>
      <text:p text:style-name="P8"><text:span text:style-name="T5">    </text:span><text:span text:style-name="T25">return</text:span><text:span text:style-name="T5"> </text:span><text:span text:style-name="T1">person</text:span><text:span text:style-name="T5">.</text:span><text:span text:style-name="T1">assets</text:span><text:span text:style-name="T5"> - </text:span><text:span text:style-name="T1">person</text:span><text:span text:style-name="T5">.</text:span><text:span text:style-name="T1">dept</text:span><text:span text:style-name="T5"/></text:p>
      <text:p text:style-name="P8"><text:span text:style-name="T5">}</text:span><text:span text:style-name="T5"/></text:p>
      <text:p text:style-name="P8"><text:span text:style-name="T5">}</text:span><text:span text:style-name="T5"/></text:p>
      <text:p text:style-name="P8"><text:span text:style-name="T17">//  const intr0 =</text:span><text:span text:style-name="T5"/></text:p>
      <text:p text:style-name="P8"><text:span text:style-name="T17">//  console.log('my name is ' + name + 'and my age is ' + age + '.')</text:span><text:span text:style-name="T5"/></text:p>
      <text:p text:style-name="P8"><text:span text:style-name="T21">const</text:span><text:span text:style-name="T5"> </text:span><text:span text:style-name="T31">intro</text:span><text:span text:style-name="T5"> = </text:span><text:span text:style-name="T13">`My name is </text:span><text:span text:style-name="T21">${</text:span><text:span text:style-name="T1">person</text:span><text:span text:style-name="T5">.</text:span><text:span text:style-name="T1">name</text:span><text:span text:style-name="T21">}</text:span><text:span text:style-name="T13"> and my age is </text:span><text:span text:style-name="T21">${</text:span><text:span text:style-name="T1">person</text:span><text:span text:style-name="T5">.</text:span><text:span text:style-name="T1">age</text:span><text:span text:style-name="T21">}</text:span><text:span text:style-name="T13"> and my net worth is $</text:span><text:span text:style-name="T21">${</text:span><text:span text:style-name="T1">person</text:span><text:span text:style-name="T5">.</text:span><text:span text:style-name="T9">networth</text:span><text:span text:style-name="T5">()</text:span><text:span text:style-name="T21">}</text:span><text:span text:style-name="T13">`</text:span><text:span text:style-name="T5">; </text:span><text:span text:style-name="T17">//`` template literals</text:span><text:span text:style-name="T5"/></text:p>
      <text:p text:style-name="P8"><text:span text:style-name="T25">return</text:span><text:span text:style-name="T5"> </text:span><text:span text:style-name="T31">intro</text:span><text:span text:style-name="T5">;</text:span><text:span text:style-name="T5"/></text:p>
      <text:p text:style-name="P8"><text:span text:style-name="T5">}</text:span><text:span text:style-name="T5"/></text:p>
      <text:p text:style-name="P8"><text:span text:style-name="T1">console</text:span><text:span text:style-name="T5">.</text:span><text:span text:style-name="T9">log</text:span><text:span text:style-name="T5">(</text:span><text:span text:style-name="T9">introducer</text:span><text:span text:style-name="T5">(</text:span><text:span text:style-name="T13">'sameer'</text:span><text:span text:style-name="T5">, </text:span><text:span text:style-name="T15">22</text:span><text:span text:style-name="T5">, </text:span><text:span text:style-name="T15">200</text:span><text:span text:style-name="T5">, </text:span><text:span text:style-name="T15">50</text:span><text:span text:style-name="T5">));</text:span><text:span text:style-name="T5"/></text:p>
      <text:p text:style-name="P15"/>
      <text:p text:style-name="P10">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5.2.2$Linux_X86_64 LibreOffice_project/50$Build-2</meta:generator>
    <dc:date>2023-05-05T23:32:28.337888616</dc:date>
    <meta:editing-duration>PT2M1S</meta:editing-duration>
    <meta:editing-cycles>3</meta:editing-cycles>
    <meta:document-statistic meta:table-count="0" meta:image-count="0" meta:object-count="0" meta:page-count="2" meta:paragraph-count="53" meta:word-count="169" meta:character-count="1337" meta:non-whitespace-character-count="1186"/>
  </office:meta>
</office:document-meta>
</file>